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mysql&gt; CREATE TABLE EMP (</text:p>
      <text:p text:style-name="Preformatted_20_Text"><text:s text:c="4"/>-&gt; <text:s text:c="4"/>EMPNO INT(6),</text:p>
      <text:p text:style-name="Preformatted_20_Text"><text:s text:c="4"/>-&gt; <text:s text:c="4"/>ENAME VARCHAR(20) NOT NULL,</text:p>
      <text:p text:style-name="Preformatted_20_Text"><text:s text:c="4"/>-&gt; <text:s text:c="4"/>JOB VARCHAR(10) NOT NULL,</text:p>
      <text:p text:style-name="Preformatted_20_Text"><text:s text:c="4"/>-&gt; <text:s text:c="4"/>DEPTNO INT(3),</text:p>
      <text:p text:style-name="Preformatted_20_Text"><text:s text:c="4"/>-&gt; <text:s text:c="4"/>SAL DECIMAL(7,2),</text:p>
      <text:p text:style-name="Preformatted_20_Text"><text:s text:c="4"/>-&gt; <text:s text:c="4"/>PRIMARY KEY (EMPNO)</text:p>
      <text:p text:style-name="Preformatted_20_Text"><text:s text:c="4"/>-&gt; );</text:p>
      <text:p text:style-name="Preformatted_20_Text">Query OK, 0 rows affected, 2 warnings (0.03 sec)</text:p>
      <text:p text:style-name="Preformatted_20_Text"/>
      <text:p text:style-name="Preformatted_20_Text">mysql&gt; DESC EMP;</text:p>
      <text:p text:style-name="Preformatted_20_Text">+--------+--------------+------+-----+---------+-------+</text:p>
      <text:p text:style-name="Preformatted_20_Text">| Field <text:s/>| Type <text:s text:c="8"/>| Null | Key | Default | Extra |</text:p>
      <text:p text:style-name="Preformatted_20_Text">+--------+--------------+------+-----+---------+-------+</text:p>
      <text:p text:style-name="Preformatted_20_Text">| EMPNO <text:s/>| int <text:s text:c="9"/>| NO <text:s text:c="2"/>| PRI | NULL <text:s text:c="3"/>| <text:s text:c="6"/>|</text:p>
      <text:p text:style-name="Preformatted_20_Text">| ENAME <text:s/>| varchar(20) <text:s/>| NO <text:s text:c="2"/>| <text:s text:c="4"/>| NULL <text:s text:c="3"/>| <text:s text:c="6"/>|</text:p>
      <text:p text:style-name="Preformatted_20_Text">| JOB <text:s text:c="3"/>| varchar(10) <text:s/>| NO <text:s text:c="2"/>| <text:s text:c="4"/>| NULL <text:s text:c="3"/>| <text:s text:c="6"/>|</text:p>
      <text:p text:style-name="Preformatted_20_Text">| DEPTNO | int <text:s text:c="9"/>| YES <text:s/>| <text:s text:c="4"/>| NULL <text:s text:c="3"/>| <text:s text:c="6"/>|</text:p>
      <text:p text:style-name="Preformatted_20_Text">| SAL <text:s text:c="3"/>| decimal(7,2) | YES <text:s/>| <text:s text:c="4"/>| NULL <text:s text:c="3"/>| <text:s text:c="6"/>|</text:p>
      <text:p text:style-name="Preformatted_20_Text">+--------+--------------+------+-----+---------+-------+</text:p>
      <text:p text:style-name="Preformatted_20_Text">5 rows in set (0.00 sec)</text:p>
      <text:p text:style-name="Preformatted_20_Text"/>
      <text:p text:style-name="Preformatted_20_Text">mysql&gt; ALTER TABLE EMP ADD EXPERIENCE INT;</text:p>
      <text:p text:style-name="Preformatted_20_Text">Query OK, 0 rows affected (0.06 sec)</text:p>
      <text:p text:style-name="Preformatted_20_Text">Records: 0 <text:s/>Duplicates: 0 <text:s/>Warnings: 0</text:p>
      <text:p text:style-name="Preformatted_20_Text"/>
      <text:p text:style-name="Preformatted_20_Text">mysql&gt; DESC EMP;</text:p>
      <text:p text:style-name="Preformatted_20_Text">+------------+--------------+------+-----+---------+-------+</text:p>
      <text:p text:style-name="Preformatted_20_Text">| Field <text:s text:c="5"/>| Type <text:s text:c="8"/>| Null | Key | Default | Extra |</text:p>
      <text:p text:style-name="Preformatted_20_Text">+------------+--------------+------+-----+---------+-------+</text:p>
      <text:p text:style-name="Preformatted_20_Text">| EMPNO <text:s text:c="5"/>| int <text:s text:c="9"/>| NO <text:s text:c="2"/>| PRI | NULL <text:s text:c="3"/>| <text:s text:c="6"/>|</text:p>
      <text:p text:style-name="Preformatted_20_Text">| ENAME <text:s text:c="5"/>| varchar(20) <text:s/>| NO <text:s text:c="2"/>| <text:s text:c="4"/>| NULL <text:s text:c="3"/>| <text:s text:c="6"/>|</text:p>
      <text:p text:style-name="Preformatted_20_Text">| JOB <text:s text:c="7"/>| varchar(10) <text:s/>| NO <text:s text:c="2"/>| <text:s text:c="4"/>| NULL <text:s text:c="3"/>| <text:s text:c="6"/>|</text:p>
      <text:p text:style-name="Preformatted_20_Text">| DEPTNO <text:s text:c="4"/>| int <text:s text:c="9"/>| YES <text:s/>| <text:s text:c="4"/>| NULL <text:s text:c="3"/>| <text:s text:c="6"/>|</text:p>
      <text:p text:style-name="Preformatted_20_Text">| SAL <text:s text:c="7"/>| decimal(7,2) | YES <text:s/>| <text:s text:c="4"/>| NULL <text:s text:c="3"/>| <text:s text:c="6"/>|</text:p>
      <text:p text:style-name="Preformatted_20_Text">| EXPERIENCE | int <text:s text:c="9"/>| YES <text:s/>| <text:s text:c="4"/>| NULL <text:s text:c="3"/>| <text:s text:c="6"/>|</text:p>
      <text:p text:style-name="Preformatted_20_Text">+------------+--------------+------+-----+---------+-------+</text:p>
      <text:p text:style-name="Preformatted_20_Text">6 rows in set (0.00 sec)</text:p>
      <text:p text:style-name="Preformatted_20_Text"/>
      <text:p text:style-name="Preformatted_20_Text">mysql&gt; ALTER TABLE EMP MODIFY JOB VARCHAR(20);</text:p>
      <text:p text:style-name="Preformatted_20_Text">Query OK, 0 rows affected (0.03 sec)</text:p>
      <text:p text:style-name="Preformatted_20_Text">Records: 0 <text:s/>Duplicates: 0 <text:s/>Warnings: 0</text:p>
      <text:p text:style-name="Preformatted_20_Text"/>
      <text:p text:style-name="Preformatted_20_Text">mysql&gt; DESC EMP;</text:p>
      <text:p text:style-name="Preformatted_20_Text">+------------+--------------+------+-----+---------+-------+</text:p>
      <text:p text:style-name="Preformatted_20_Text">| Field <text:s text:c="5"/>| Type <text:s text:c="8"/>| Null | Key | Default | Extra |</text:p>
      <text:p text:style-name="Preformatted_20_Text">+------------+--------------+------+-----+---------+-------+</text:p>
      <text:p text:style-name="Preformatted_20_Text">| EMPNO <text:s text:c="5"/>| int <text:s text:c="9"/>| NO <text:s text:c="2"/>| PRI | NULL <text:s text:c="3"/>| <text:s text:c="6"/>|</text:p>
      <text:p text:style-name="Preformatted_20_Text">| ENAME <text:s text:c="5"/>| varchar(20) <text:s/>| NO <text:s text:c="2"/>| <text:s text:c="4"/>| NULL <text:s text:c="3"/>| <text:s text:c="6"/>|</text:p>
      <text:p text:style-name="Preformatted_20_Text">| JOB <text:s text:c="7"/>| varchar(20) <text:s/>| YES <text:s/>| <text:s text:c="4"/>| NULL <text:s text:c="3"/>| <text:s text:c="6"/>|</text:p>
      <text:p text:style-name="Preformatted_20_Text">| DEPTNO <text:s text:c="4"/>| int <text:s text:c="9"/>| YES <text:s/>| <text:s text:c="4"/>| NULL <text:s text:c="3"/>| <text:s text:c="6"/>|</text:p>
      <text:p text:style-name="Preformatted_20_Text">| SAL <text:s text:c="7"/>| decimal(7,2) | YES <text:s/>| <text:s text:c="4"/>| NULL <text:s text:c="3"/>| <text:s text:c="6"/>|</text:p>
      <text:p text:style-name="Preformatted_20_Text">| EXPERIENCE | int <text:s text:c="9"/>| YES <text:s/>| <text:s text:c="4"/>| NULL <text:s text:c="3"/>| <text:s text:c="6"/>|</text:p>
      <text:p text:style-name="Preformatted_20_Text">+------------+--------------+------+-----+---------+-------+</text:p>
      <text:p text:style-name="P1">6 rows in set (0.00 sec)</text:p>
      <text:p text:style-name="P1"/>
      <text:p text:style-name="P1"/>
      <text:p text:style-name="P1"/>
      <text:p text:style-name="P1"/>
      <text:p text:style-name="Preformatted_20_Text"><text:soft-page-break/>mysql&gt; CREATE TABLE DEPT (</text:p>
      <text:p text:style-name="Preformatted_20_Text"><text:s text:c="4"/>-&gt; <text:s text:c="4"/>DEPTNO INT(2) PRIMARY KEY,</text:p>
      <text:p text:style-name="Preformatted_20_Text"><text:s text:c="4"/>-&gt; <text:s text:c="4"/>DNAME VARCHAR(10),</text:p>
      <text:p text:style-name="Preformatted_20_Text"><text:s text:c="4"/>-&gt; <text:s text:c="4"/>LOC VARCHAR(10)</text:p>
      <text:p text:style-name="Preformatted_20_Text"><text:s text:c="4"/>-&gt; );</text:p>
      <text:p text:style-name="Preformatted_20_Text">Query OK, 0 rows affected, 1 warning (0.03 sec)</text:p>
      <text:p text:style-name="Preformatted_20_Text"/>
      <text:p text:style-name="Preformatted_20_Text">mysql&gt; ALTER TABLE EMP DROP EXPERIENCE;</text:p>
      <text:p text:style-name="Preformatted_20_Text">Query OK, 0 rows affected (0.03 sec)</text:p>
      <text:p text:style-name="Preformatted_20_Text">Records: 0 <text:s/>Duplicates: 0 <text:s/>Warnings: 0</text:p>
      <text:p text:style-name="Preformatted_20_Text"/>
      <text:p text:style-name="Preformatted_20_Text">mysql&gt; DESC EMP;</text:p>
      <text:p text:style-name="Preformatted_20_Text">+--------+--------------+------+-----+---------+-------+</text:p>
      <text:p text:style-name="Preformatted_20_Text">| Field <text:s/>| Type <text:s text:c="8"/>| Null | Key | Default | Extra |</text:p>
      <text:p text:style-name="Preformatted_20_Text">+--------+--------------+------+-----+---------+-------+</text:p>
      <text:p text:style-name="Preformatted_20_Text">| EMPNO <text:s/>| int <text:s text:c="9"/>| NO <text:s text:c="2"/>| PRI | NULL <text:s text:c="3"/>| <text:s text:c="6"/>|</text:p>
      <text:p text:style-name="Preformatted_20_Text">| ENAME <text:s/>| varchar(20) <text:s/>| NO <text:s text:c="2"/>| <text:s text:c="4"/>| NULL <text:s text:c="3"/>| <text:s text:c="6"/>|</text:p>
      <text:p text:style-name="Preformatted_20_Text">| JOB <text:s text:c="3"/>| varchar(20) <text:s/>| YES <text:s/>| <text:s text:c="4"/>| NULL <text:s text:c="3"/>| <text:s text:c="6"/>|</text:p>
      <text:p text:style-name="Preformatted_20_Text">| DEPTNO | int <text:s text:c="9"/>| YES <text:s/>| <text:s text:c="4"/>| NULL <text:s text:c="3"/>| <text:s text:c="6"/>|</text:p>
      <text:p text:style-name="Preformatted_20_Text">| SAL <text:s text:c="3"/>| decimal(7,2) | YES <text:s/>| <text:s text:c="4"/>| NULL <text:s text:c="3"/>| <text:s text:c="6"/>|</text:p>
      <text:p text:style-name="Preformatted_20_Text">+--------+--------------+------+-----+---------+-------+</text:p>
      <text:p text:style-name="Preformatted_20_Text">5 rows in set (0.00 sec)</text:p>
      <text:p text:style-name="P1"/>
      <text:p text:style-name="Preformatted_20_Text">mysql&gt; INSERT INTO DEPT (DEPTNO, DNAME, LOC)</text:p>
      <text:p text:style-name="Preformatted_20_Text"><text:s text:c="4"/>-&gt; VALUES (10, 'HR', 'Delhi');</text:p>
      <text:p text:style-name="Preformatted_20_Text">Query OK, 1 row affected (0.02 sec)</text:p>
      <text:p text:style-name="Preformatted_20_Text"/>
      <text:p text:style-name="Preformatted_20_Text">mysql&gt; INSERT INTO EMP (EMPNO, ENAME, JOB, DEPTNO, SAL)</text:p>
      <text:p text:style-name="Preformatted_20_Text"><text:s text:c="4"/>-&gt; VALUES </text:p>
      <text:p text:style-name="Preformatted_20_Text"><text:s text:c="4"/>-&gt; (1001, 'Arjun', 'Manager', 10, 50000.00),</text:p>
      <text:p text:style-name="Preformatted_20_Text"><text:s text:c="4"/>-&gt; (1002, 'Solomon', 'Analyst', 20, 35000.00),</text:p>
      <text:p text:style-name="Preformatted_20_Text"><text:s text:c="4"/>-&gt; (1003, 'Rita', 'Developer', 20, 30000.00),</text:p>
      <text:p text:style-name="Preformatted_20_Text"><text:s text:c="4"/>-&gt; (1004, 'Anita', 'Tester', 30, 25000.00),</text:p>
      <text:p text:style-name="Preformatted_20_Text"><text:s text:c="4"/>-&gt; (1005, 'Vijay', 'Clerk', 40, 20000.00);</text:p>
      <text:p text:style-name="Preformatted_20_Text">Query OK, 5 rows affected (0.01 sec)</text:p>
      <text:p text:style-name="Preformatted_20_Text">Records: 5 <text:s/>Duplicates: 0 <text:s/>Warnings: 0</text:p>
      <text:p text:style-name="Preformatted_20_Text"/>
      <text:p text:style-name="Preformatted_20_Text">mysql&gt; SELECT ENAME, JOB FROM EMP;</text:p>
      <text:p text:style-name="Preformatted_20_Text">+---------+-----------+</text:p>
      <text:p text:style-name="Preformatted_20_Text">| ENAME <text:s text:c="2"/>| JOB <text:s text:c="6"/>|</text:p>
      <text:p text:style-name="Preformatted_20_Text">+---------+-----------+</text:p>
      <text:p text:style-name="Preformatted_20_Text">| Arjun <text:s text:c="2"/>| Manager <text:s text:c="2"/>|</text:p>
      <text:p text:style-name="Preformatted_20_Text">| Solomon | Analyst <text:s text:c="2"/>|</text:p>
      <text:p text:style-name="Preformatted_20_Text">| Rita <text:s text:c="3"/>| Developer |</text:p>
      <text:p text:style-name="Preformatted_20_Text">| Anita <text:s text:c="2"/>| Tester <text:s text:c="3"/>|</text:p>
      <text:p text:style-name="Preformatted_20_Text">| Vijay <text:s text:c="2"/>| Clerk <text:s text:c="4"/>|</text:p>
      <text:p text:style-name="Preformatted_20_Text">+---------+-----------+</text:p>
      <text:p text:style-name="Preformatted_20_Text">5 rows in set (0.00 sec)</text:p>
      <text:p text:style-name="Preformatted_20_Text"/>
      <text:p text:style-name="Preformatted_20_Text">mysql&gt; TRUNCATE EMP;</text:p>
      <text:p text:style-name="P1">Query OK, 0 rows affected (0.06 sec)</text:p>
      <text:p text:style-name="Preformatted_20_Text">mysql&gt; DROP TABLE EMP;</text:p>
      <text:p text:style-name="Preformatted_20_Text">Query OK, 0 rows affected (0.02 sec)</text:p>
      <text:p text:style-name="Preformatted_20_Text"/>
      <text:p text:style-name="Preformatted_20_Text">mysql&gt; SELECT * FROM EMP;</text:p>
      <text:p text:style-name="Preformatted_20_Text">ERROR 1146 (42S02): Table 'hitesh.EMP' doesn't exist</text:p>
      <text:p text:style-name="Preformatted_20_Text">mysql&gt; TRUNCATE DEPT;</text:p>
      <text:p text:style-name="Preformatted_20_Text">Query OK, 0 rows affected (0.05 sec)</text:p>
      <text:p text:style-name="Preformatted_20_Text"/>
      <text:p text:style-name="Preformatted_20_Text">mysql&gt; SELECT * FROM DEPT;</text:p>
      <text:p text:style-name="P1">Empty set (0.00 sec)</text:p>
      <text:p text:style-name="Preformatted_20_Text"><text:soft-page-break/>mysql&gt; CREATE USER 'dbuser'@'localhost' IDENTIFIED BY 'Hitman@18';</text:p>
      <text:p text:style-name="Preformatted_20_Text">Query OK, 0 rows affected (0.04 sec)</text:p>
      <text:p text:style-name="Preformatted_20_Text"/>
      <text:p text:style-name="Preformatted_20_Text">mysql&gt; SELECT USER();</text:p>
      <text:p text:style-name="Preformatted_20_Text">+----------------+</text:p>
      <text:p text:style-name="Preformatted_20_Text">| USER() <text:s text:c="8"/>|</text:p>
      <text:p text:style-name="Preformatted_20_Text">+----------------+</text:p>
      <text:p text:style-name="Preformatted_20_Text">| root@localhost |</text:p>
      <text:p text:style-name="Preformatted_20_Text">+----------------+</text:p>
      <text:p text:style-name="Preformatted_20_Text">1 row in set (0.00 sec)</text:p>
      <text:p text:style-name="Preformatted_20_Text"/>
      <text:p text:style-name="Preformatted_20_Text">mysql&gt; CREATE DATABASE mysampledb;</text:p>
      <text:p text:style-name="Preformatted_20_Text">Query OK, 1 row affected (0.01 sec)</text:p>
      <text:p text:style-name="Preformatted_20_Text"/>
      <text:p text:style-name="Preformatted_20_Text">mysql&gt; USE mysampledb;</text:p>
      <text:p text:style-name="P1">Database changed</text:p>
      <text:p text:style-name="Preformatted_20_Text">mysql&gt; GRANT ALL PRIVILEGES ON mysampledb.* TO 'dbuser'@'localhost';</text:p>
      <text:p text:style-name="P1">Query OK, 0 rows affected (0.03 sec)</text:p>
      <text:p text:style-name="Preformatted_20_Text">mysql&gt; CREATE USER 'dbuser1'@'localhost' IDENTIFIED BY 'Hitman@19';</text:p>
      <text:p text:style-name="Preformatted_20_Text">Query OK, 0 rows affected (0.01 sec)</text:p>
      <text:p text:style-name="Preformatted_20_Text"/>
      <text:p text:style-name="Preformatted_20_Text">mysql&gt; GRANT SELECT ON hitesh.BOOKS TO 'dbuser1'@'localhost';</text:p>
      <text:p text:style-name="Preformatted_20_Text">Query OK, 0 rows affected (0.01 sec)</text:p>
      <text:p text:style-name="Preformatted_20_Text"/>
      <text:p text:style-name="Preformatted_20_Text">mysql&gt; FLUSH PRIVILEGES;</text:p>
      <text:p text:style-name="P1">Query OK, 0 rows affected (0.02 sec)</text:p>
      <text:p text:style-name="Preformatted_20_Text">mysql&gt; REVOKE SELECT ON hitesh.BOOKS FROM 'dbuser1'@'localhost';</text:p>
      <text:p text:style-name="P1">Query OK, 0 rows affected (0.01 sec)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19:44:19.490625154</meta:creation-date>
    <dc:date>2025-11-05T20:01:07.001368930</dc:date>
    <meta:editing-duration>PT1M39S</meta:editing-duration>
    <meta:editing-cycles>1</meta:editing-cycles>
    <meta:document-statistic meta:table-count="0" meta:image-count="0" meta:object-count="0" meta:page-count="3" meta:paragraph-count="126" meta:word-count="837" meta:character-count="5016" meta:non-whitespace-character-count="3717"/>
    <meta:generator>LibreOffice/24.2.7.2$Linux_X86_64 LibreOffice_project/420$Build-2</meta:generator>
  </office:meta>
</office:document-meta>
</file>